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_5f_base" style:display-name="tb_base" style:family="table">
      <style:table-properties style:width="6.925in" table:align="margins"/>
    </style:style>
    <style:style style:name="tb_5f_base.A" style:display-name="tb_base.A" style:family="table-column">
      <style:table-column-properties style:column-width="2.3083in" style:rel-column-width="21845*"/>
    </style:style>
    <style:style style:name="tb_5f_base.A1" style:display-name="tb_base.A1" style:family="table-cell">
      <style:table-cell-properties fo:padding="0in" fo:border="none"/>
    </style:style>
    <style:style style:name="Table1" style:family="table">
      <style:table-properties style:width="2.3083in" table:align="margins"/>
    </style:style>
    <style:style style:name="Table1.A" style:family="table-column">
      <style:table-column-properties style:column-width="1.1542in" style:rel-column-width="32767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2813in"/>
    </style:style>
    <style:style style:name="Table1.3" style:family="table-row">
      <style:table-row-properties style:min-row-height="0.3125in"/>
    </style:style>
    <style:style style:name="Table2" style:family="table">
      <style:table-properties style:width="2.3083in" table:align="margins" style:writing-mode="rl-tb"/>
    </style:style>
    <style:style style:name="Table2.A" style:family="table-column">
      <style:table-column-properties style:column-width="2.3083in" style:rel-column-width="65535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2.3083in" table:align="margins" style:writing-mode="rl-tb"/>
    </style:style>
    <style:style style:name="Table3.A" style:family="table-column">
      <style:table-column-properties style:column-width="1.1542in" style:rel-column-width="32768*"/>
    </style:style>
    <style:style style:name="Table3.B" style:family="table-column">
      <style:table-column-properties style:column-width="1.1542in" style:rel-column-width="32767*"/>
    </style:style>
    <style:style style:name="Table3.1" style:family="table-row">
      <style:table-row-properties style:min-row-height="0.3438in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5417in"/>
    </style:style>
    <style:style style:name="tb_5f_data" style:display-name="tb_data" style:family="table">
      <style:table-properties style:width="6.9271in" fo:margin-left="0in" fo:margin-right="-0.0021in" table:align="margins"/>
    </style:style>
    <style:style style:name="tb_5f_data.A" style:display-name="tb_data.A" style:family="table-column">
      <style:table-column-properties style:column-width="2.9674in" style:rel-column-width="4273*"/>
    </style:style>
    <style:style style:name="tb_5f_data.B" style:display-name="tb_data.B" style:family="table-column">
      <style:table-column-properties style:column-width="0.9896in" style:rel-column-width="1425*"/>
    </style:style>
    <style:style style:name="tb_5f_data.C" style:display-name="tb_data.C" style:family="table-column">
      <style:table-column-properties style:column-width="0.9889in" style:rel-column-width="1424*"/>
    </style:style>
    <style:style style:name="tb_5f_data.D" style:display-name="tb_data.D" style:family="table-column">
      <style:table-column-properties style:column-width="1.5021in" style:rel-column-width="2163*"/>
    </style:style>
    <style:style style:name="tb_5f_data.E" style:display-name="tb_data.E" style:family="table-column">
      <style:table-column-properties style:column-width="0.4792in" style:rel-column-width="690*"/>
    </style:style>
    <style:style style:name="tb_5f_data.A1" style:display-name="tb_data.A1" style:family="table-cell">
      <style:table-cell-properties fo:background-color="#00ff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b_5f_data.E1" style:display-name="tb_data.E1" style:family="table-cell">
      <style:table-cell-properties fo:background-color="#00ffff" fo:padding="0.0382in" fo:border="0.0007in solid #000000">
        <style:background-image/>
      </style:table-cell-properties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margin-left="-0.4925in" fo:margin-right="0in" fo:text-align="end" style:justify-single-word="false" fo:text-indent="0in" style:auto-text-indent="false" style:writing-mode="rl-tb"/>
    </style:style>
    <style:style style:name="P8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</style:style>
    <style:style style:name="P9" style:family="paragraph" style:parent-style-name="Table_20_Contents">
      <style:paragraph-properties fo:text-align="center" style:justify-single-word="false" style:writing-mode="rl-tb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fa" style:country-complex="IR" style:font-style-complex="normal" style:font-weight-complex="normal" style:text-scale="100%" style:font-relief="none"/>
    </style:style>
    <style:style style:name="gr1" style:family="graphic">
      <style:graphic-properties fo:border="solid #c0c0c0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Form" form:apply-filter="true" form:command-type="table" form:control-implementation="ooo:com.sun.star.form.component.Form" office:target-frame="" xlink:href="" xlink:type="simple"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b_base" table:style-name="tb_5f_base">
        <table:table-column table:style-name="tb_5f_base.A" table:number-columns-repeated="3"/>
        <table:table-row>
          <table:table-cell table:style-name="tb_5f_base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4">نوع سند:</text:p>
                </table:table-cell>
                <table:table-cell table:style-name="Table3.A1" office:value-type="string">
                  <text:p text:style-name="P3"><draw:control text:anchor-type="as-char" svg:y="0.0244in" draw:z-index="3" draw:style-name="gr1" draw:text-style-name="P10" svg:width="1.1531in" svg:height="0.3087in" draw:control="control4"/></text:p>
                </table:table-cell>
              </table:table-row>
              <table:table-row table:style-name="Table3.2">
                <table:table-cell table:style-name="Table3.A1" office:value-type="string">
                  <text:p text:style-name="P4">شرح سند:</text:p>
                </table:table-cell>
                <table:table-cell table:style-name="Table3.A1" office:value-type="string">
                  <text:p text:style-name="P3"><draw:control text:anchor-type="as-char" svg:y="0.0244in" draw:z-index="4" draw:style-name="gr1" draw:text-style-name="P10" svg:width="1.1531in" svg:height="0.487in" draw:control="control5"/></text:p>
                </table:table-cell>
              </table:table-row>
            </table:table>
            <text:p text:style-name="P7"/>
          </table:table-cell>
          <table:table-cell table:style-name="tb_5f_base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نام شرکت</text:p>
                </table:table-cell>
              </table:table-row>
              <table:table-row>
                <table:table-cell table:style-name="Table2.A1" office:value-type="string">
                  <text:p text:style-name="P5">سند فلان</text:p>
                </table:table-cell>
              </table:table-row>
            </table:table>
            <text:p text:style-name="P7"/>
          </table:table-cell>
          <table:table-cell table:style-name="tb_5f_base.A1" office:value-type="string">
            <table:table table:name="Table1" table:style-name="Table1">
              <table:table-column table:style-name="Table1.A" table:number-columns-repeated="2"/>
              <table:table-row table:style-name="Table1.1">
                <table:table-cell table:style-name="Table1.A1" office:value-type="string">
                  <text:p text:style-name="P8"><draw:control text:anchor-type="as-char" svg:y="0.0244in" draw:z-index="0" draw:style-name="gr1" draw:text-style-name="P10" svg:width="1.1531in" svg:height="0.2622in" draw:control="control1"/></text:p>
                </table:table-cell>
                <table:table-cell table:style-name="Table1.A1" office:value-type="string">
                  <text:p text:style-name="P8">شماره موقت:</text:p>
                </table:table-cell>
              </table:table-row>
              <table:table-row table:style-name="Table1.2">
                <table:table-cell table:style-name="Table1.A1" office:value-type="string">
                  <text:p text:style-name="P2"><draw:control text:anchor-type="as-char" svg:y="0.0244in" draw:z-index="1" draw:style-name="gr1" draw:text-style-name="P10" svg:width="1.1531in" svg:height="0.2622in" draw:control="control2"/></text:p>
                </table:table-cell>
                <table:table-cell table:style-name="Table1.A1" office:value-type="string">
                  <text:p text:style-name="P8">شماره دائم:</text:p>
                </table:table-cell>
              </table:table-row>
              <table:table-row table:style-name="Table1.3">
                <table:table-cell table:style-name="Table1.A1" office:value-type="string">
                  <text:p text:style-name="P2"><draw:control text:anchor-type="as-char" svg:y="0.0244in" draw:z-index="2" draw:style-name="gr1" draw:text-style-name="P10" svg:width="1.1531in" svg:height="0.2622in" draw:control="control3"/></text:p>
                </table:table-cell>
                <table:table-cell table:style-name="Table1.A1" office:value-type="string">
                  <text:p text:style-name="P8">تاریخ سند:</text:p>
                </table:table-cell>
              </table:table-row>
            </table:table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b_data" table:style-name="tb_5f_data">
        <table:table-column table:style-name="tb_5f_data.A"/>
        <table:table-column table:style-name="tb_5f_data.B"/>
        <table:table-column table:style-name="tb_5f_data.C"/>
        <table:table-column table:style-name="tb_5f_data.D"/>
        <table:table-column table:style-name="tb_5f_data.E"/>
        <table:table-row>
          <table:table-cell table:style-name="tb_5f_data.A1" office:value-type="string">
            <text:p text:style-name="P9">درآمد</text:p>
          </table:table-cell>
          <table:table-cell table:style-name="tb_5f_data.A1" office:value-type="string">
            <text:p text:style-name="P9">سن</text:p>
          </table:table-cell>
          <table:table-cell table:style-name="tb_5f_data.A1" office:value-type="string">
            <text:p text:style-name="P9">جنسیت</text:p>
          </table:table-cell>
          <table:table-cell table:style-name="tb_5f_data.A1" office:value-type="string">
            <text:p text:style-name="P9">نام</text:p>
          </table:table-cell>
          <table:table-cell table:style-name="tb_5f_data.E1" office:value-type="string">
            <text:p text:style-name="P9">ردیف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 Zeynali</meta:initial-creator>
    <meta:creation-date>2017-06-30T18:08:19.20</meta:creation-date>
    <meta:document-statistic meta:table-count="5" meta:image-count="0" meta:object-count="0" meta:page-count="1" meta:paragraph-count="17" meta:word-count="24" meta:character-count="88"/>
    <dc:date>2017-06-30T18:43:46.77</dc:date>
    <dc:creator>Amin Zeynali</dc:creator>
    <meta:editing-duration>PT3M57S</meta:editing-duration>
    <meta:editing-cycles>1</meta:editing-cycles>
    <meta:generator>OpenOffice/4.1.3$Win32 OpenOffice.org_project/413m1$Build-9783</meta:generator>
  </office:meta>
</office:document-meta>
</file>